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2.417cm"/>
    </style:style>
    <style:style style:name="co4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8"/>
        <table:table-column table:style-name="co2" table:default-cell-style-name="ce37"/>
        <table:table-column table:style-name="co3" table:default-cell-style-name="ce37"/>
        <table:table-column table:style-name="co1" table:default-cell-style-name="ce47"/>
        <table:table-column table:style-name="co1" table:default-cell-style-name="ce42"/>
        <table:table-column table:style-name="co1" table:default-cell-style-name="ce51"/>
        <table:table-column table:style-name="co1" table:default-cell-style-name="ce42"/>
        <table:table-column table:style-name="co1" table:default-cell-style-name="ce37"/>
        <table:table-column table:style-name="co1" table:default-cell-style-name="ce51"/>
        <table:table-column table:style-name="co1" table:default-cell-style-name="ce42"/>
        <table:table-column table:style-name="co1" table:default-cell-style-name="ce47"/>
        <table:table-column table:style-name="co4" table:default-cell-style-name="ce2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PARCOURS VERTICAL <text:s/>PAR BLOC </text:p>
          </table:table-cell>
          <table:covered-table-cell table:number-columns-repeated="11" table:style-name="Default"/>
          <table:table-cell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table:style-name="ce41" office:value-type="string" calcext:value-type="string">
            <text:p>MILP Objectif</text:p>
          </table:table-cell>
          <table:table-cell table:style-name="ce44" office:value-type="string" calcext:value-type="string">
            <text:p>MILP Gap (%)</text:p>
          </table:table-cell>
          <table:table-cell table:style-name="ce45" office:value-type="string" calcext:value-type="string">
            <text:p>Time</text:p>
          </table:table-cell>
          <table:table-cell table:style-name="ce44" office:value-type="string" calcext:value-type="string">
            <text:p>RF Objectif</text:p>
          </table:table-cell>
          <table:table-cell table:style-name="ce45" office:value-type="string" calcext:value-type="string">
            <text:p>RF Gap (%)</text:p>
          </table:table-cell>
          <table:table-cell table:style-name="ce37" office:value-type="string" calcext:value-type="string">
            <text:p>RF Time</text:p>
          </table:table-cell>
          <table:table-cell table:style-name="ce44" office:value-type="string" calcext:value-type="string">
            <text:p>FO Objectif</text:p>
          </table:table-cell>
          <table:table-cell table:style-name="ce45" office:value-type="string" calcext:value-type="string">
            <text:p>FO Gap (%)</text:p>
          </table:table-cell>
          <table:table-cell table:style-name="ce37" office:value-type="string" calcext:value-type="string">
            <text:p>FO Time</text:p>
          </table:table-cell>
          <table:table-cell table:style-name="ce45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  <table:table-cell/>
        </table:table-row>
        <table:table-row table:style-name="ro1">
          <table:table-cell office:value-type="string" calcext:value-type="string">
            <text:p>5-5</text:p>
          </table:table-cell>
          <table:table-cell table:style-name="ce42" office:value-type="float" office:value="19450.61" calcext:value-type="float">
            <text:p>19450,61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0178" calcext:value-type="float">
            <text:p>0,0178</text:p>
          </table:table-cell>
          <table:table-cell office:value-type="float" office:value="19488.24" calcext:value-type="float">
            <text:p>19488,24</text:p>
          </table:table-cell>
          <table:table-cell office:value-type="float" office:value="0.18" calcext:value-type="float">
            <text:p>0,18</text:p>
          </table:table-cell>
          <table:table-cell office:value-type="float" office:value="0.0176" calcext:value-type="float">
            <text:p>0,0176</text:p>
          </table:table-cell>
          <table:table-cell table:style-name="ce49" office:value-type="float" office:value="19450.61" calcext:value-type="float">
            <text:p>19450,6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338" calcext:value-type="float">
            <text:p>0,0338</text:p>
          </table:table-cell>
          <table:table-cell table:formula="of:= ([.K3]-[.D3])/[.D3]*100" office:value-type="float" office:value="89.8876404494382" calcext:value-type="float">
            <text:p>89,89</text:p>
          </table:table-cell>
          <table:table-cell table:style-name="ce54"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office:value-type="float" office:value="0.0595" calcext:value-type="float">
            <text:p>0,0595</text:p>
          </table:table-cell>
          <table:table-cell office:value-type="float" office:value="69421.76" calcext:value-type="float">
            <text:p>69421,76</text:p>
          </table:table-cell>
          <table:table-cell office:value-type="float" office:value="0.03" calcext:value-type="float">
            <text:p>0,03</text:p>
          </table:table-cell>
          <table:table-cell office:value-type="float" office:value="0.0889" calcext:value-type="float">
            <text:p>0,0889</text:p>
          </table:table-cell>
          <table:table-cell office:value-type="float" office:value="69396.58" calcext:value-type="float">
            <text:p>69396,58</text:p>
          </table:table-cell>
          <table:table-cell office:value-type="float" office:value="0" calcext:value-type="float">
            <text:p>0</text:p>
          </table:table-cell>
          <table:table-cell office:value-type="float" office:value="0.0665" calcext:value-type="float">
            <text:p>0,0665</text:p>
          </table:table-cell>
          <table:table-cell table:style-name="ce46" office:value-type="float" office:value="0.1554" calcext:value-type="float">
            <text:p>0,1554</text:p>
          </table:table-cell>
          <table:table-cell table:formula="of:= ([.K4]-[.D4])/[.D4]*100" office:value-type="float" office:value="161.176470588235" calcext:value-type="float">
            <text:p>161,18</text:p>
          </table:table-cell>
          <table:table-cell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170038.4" calcext:value-type="float">
            <text:p>170038,4</text:p>
          </table:table-cell>
          <table:table-cell office:value-type="string" calcext:value-type="string">
            <text:p>&lt;0,01</text:p>
          </table:table-cell>
          <table:table-cell office:value-type="float" office:value="0.3027" calcext:value-type="float">
            <text:p>0,3027</text:p>
          </table:table-cell>
          <table:table-cell office:value-type="float" office:value="170057.3" calcext:value-type="float">
            <text:p>170057,3</text:p>
          </table:table-cell>
          <table:table-cell office:value-type="float" office:value="0.01" calcext:value-type="float">
            <text:p>0,01</text:p>
          </table:table-cell>
          <table:table-cell office:value-type="float" office:value="0.1505" calcext:value-type="float">
            <text:p>0,1505</text:p>
          </table:table-cell>
          <table:table-cell table:style-name="ce42" office:value-type="float" office:value="170038" calcext:value-type="float">
            <text:p>170038</text:p>
          </table:table-cell>
          <table:table-cell office:value-type="float" office:value="0" calcext:value-type="float">
            <text:p>0</text:p>
          </table:table-cell>
          <table:table-cell office:value-type="float" office:value="0.2491" calcext:value-type="float">
            <text:p>0,2491</text:p>
          </table:table-cell>
          <table:table-cell office:value-type="float" office:value="0.3995" calcext:value-type="float">
            <text:p>0,3995</text:p>
          </table:table-cell>
          <table:table-cell table:formula="of:= ([.K5]-[.D5])/[.D5]*100" office:value-type="float" office:value="31.9788569540799" calcext:value-type="float">
            <text:p>31,98</text:p>
          </table:table-cell>
          <table:table-cell/>
        </table:table-row>
        <table:table-row table:style-name="ro1">
          <table:table-cell table:style-name="ce39" office:value-type="string" calcext:value-type="string">
            <text:p>100-5</text:p>
          </table:table-cell>
          <table:table-cell table:style-name="ce43" office:value-type="float" office:value="333494.96" calcext:value-type="float">
            <text:p>333494,96</text:p>
          </table:table-cell>
          <table:table-cell table:style-name="ce43" office:value-type="string" calcext:value-type="string">
            <text:p>&lt;0,01</text:p>
          </table:table-cell>
          <table:table-cell table:style-name="ce43" office:value-type="float" office:value="0.3619" calcext:value-type="float">
            <text:p>0,3619</text:p>
          </table:table-cell>
          <table:table-cell table:style-name="ce48" office:value-type="float" office:value="333494.4" calcext:value-type="float">
            <text:p>333494,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325" calcext:value-type="float">
            <text:p>0,325</text:p>
          </table:table-cell>
          <table:table-cell table:style-name="ce48" office:value-type="float" office:value="333492.7" calcext:value-type="float">
            <text:p>333492,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1827" calcext:value-type="float">
            <text:p>0,1827</text:p>
          </table:table-cell>
          <table:table-cell table:style-name="ce43" office:value-type="float" office:value="0.5077" calcext:value-type="float">
            <text:p>0,5077</text:p>
          </table:table-cell>
          <table:table-cell table:formula="of:= ([.K6]-[.D6])/[.D6]*100" office:value-type="float" office:value="40.2873722022658" calcext:value-type="float">
            <text:p>40,29</text:p>
          </table:table-cell>
          <table:table-cell/>
        </table:table-row>
        <table:table-row table:style-name="ro1">
          <table:table-cell office:value-type="string" calcext:value-type="string">
            <text:p>5-10</text:p>
          </table:table-cell>
          <table:table-cell table:style-name="ce44" office:value-type="float" office:value="37730.16" calcext:value-type="float">
            <text:p>37730,16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1992" calcext:value-type="float">
            <text:p>0,1992</text:p>
          </table:table-cell>
          <table:table-cell office:value-type="float" office:value="37734.32" calcext:value-type="float">
            <text:p>37734,32</text:p>
          </table:table-cell>
          <table:table-cell office:value-type="float" office:value="0.01" calcext:value-type="float">
            <text:p>0,01</text:p>
          </table:table-cell>
          <table:table-cell office:value-type="float" office:value="0.2491" calcext:value-type="float">
            <text:p>0,2491</text:p>
          </table:table-cell>
          <table:table-cell table:style-name="ce42" office:value-type="float" office:value="37730.16" calcext:value-type="float">
            <text:p>37730,16</text:p>
          </table:table-cell>
          <table:table-cell office:value-type="float" office:value="0" calcext:value-type="float">
            <text:p>0</text:p>
          </table:table-cell>
          <table:table-cell office:value-type="float" office:value="0.2538" calcext:value-type="float">
            <text:p>0,2538</text:p>
          </table:table-cell>
          <table:table-cell office:value-type="float" office:value="0.5029" calcext:value-type="float">
            <text:p>0,5029</text:p>
          </table:table-cell>
          <table:table-cell table:formula="of:= ([.K7]-[.D7])/[.D7]*100" office:value-type="float" office:value="152.45983935743" calcext:value-type="float">
            <text:p>152,46</text:p>
          </table:table-cell>
          <table:table-cell/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office:value-type="float" office:value="0.826" calcext:value-type="float">
            <text:p>0,826</text:p>
          </table:table-cell>
          <table:table-cell office:value-type="float" office:value="131504.11" calcext:value-type="float">
            <text:p>131504,11</text:p>
          </table:table-cell>
          <table:table-cell office:value-type="float" office:value="0.16" calcext:value-type="float">
            <text:p>0,16</text:p>
          </table:table-cell>
          <table:table-cell office:value-type="float" office:value="0.2392" calcext:value-type="float">
            <text:p>0,2392</text:p>
          </table:table-cell>
          <table:table-cell table:style-name="ce42" office:value-type="float" office:value="131292.02" calcext:value-type="float">
            <text:p>131292,02</text:p>
          </table:table-cell>
          <table:table-cell office:value-type="float" office:value="0" calcext:value-type="float">
            <text:p>0</text:p>
          </table:table-cell>
          <table:table-cell office:value-type="float" office:value="0.6204" calcext:value-type="float">
            <text:p>0,6204</text:p>
          </table:table-cell>
          <table:table-cell office:value-type="float" office:value="0.8595" calcext:value-type="float">
            <text:p>0,8595</text:p>
          </table:table-cell>
          <table:table-cell table:formula="of:= ([.K8]-[.D8])/[.D8]*100" office:value-type="float" office:value="4.05569007263924" calcext:value-type="float">
            <text:p>4,06</text:p>
          </table:table-cell>
          <table:table-cell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4.93" calcext:value-type="float">
            <text:p>328914,93</text:p>
          </table:table-cell>
          <table:table-cell office:value-type="string" calcext:value-type="string">
            <text:p>&lt;0,01</text:p>
          </table:table-cell>
          <table:table-cell office:value-type="float" office:value="4.9455" calcext:value-type="float">
            <text:p>4,9455</text:p>
          </table:table-cell>
          <table:table-cell office:value-type="float" office:value="329888.42" calcext:value-type="float">
            <text:p>329888,42</text:p>
          </table:table-cell>
          <table:table-cell office:value-type="float" office:value="0.29" calcext:value-type="float">
            <text:p>0,29</text:p>
          </table:table-cell>
          <table:table-cell office:value-type="float" office:value="0.552" calcext:value-type="float">
            <text:p>0,552</text:p>
          </table:table-cell>
          <table:table-cell table:style-name="ce42" office:value-type="float" office:value="328928.75" calcext:value-type="float">
            <text:p>328928,75</text:p>
          </table:table-cell>
          <table:table-cell office:value-type="string" calcext:value-type="string">
            <text:p>&lt;0,01</text:p>
          </table:table-cell>
          <table:table-cell office:value-type="float" office:value="2.3615" calcext:value-type="float">
            <text:p>2,3615</text:p>
          </table:table-cell>
          <table:table-cell office:value-type="float" office:value="2.9135" calcext:value-type="float">
            <text:p>2,9135</text:p>
          </table:table-cell>
          <table:table-cell table:formula="of:= ([.K9]-[.D9])/[.D9]*100" office:value-type="float" office:value="-41.0878576483672" calcext:value-type="float">
            <text:p>-41,09</text:p>
          </table:table-cell>
          <table:table-cell/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table:style-name="ce41" office:value-type="float" office:value="646605.8" calcext:value-type="float">
            <text:p>646605,8</text:p>
          </table:table-cell>
          <table:table-cell table:style-name="ce44" office:value-type="string" calcext:value-type="string">
            <text:p>&lt;0,01</text:p>
          </table:table-cell>
          <table:table-cell office:value-type="float" office:value="9.7236" calcext:value-type="float">
            <text:p>9,7236</text:p>
          </table:table-cell>
          <table:table-cell office:value-type="float" office:value="648427.7" calcext:value-type="float">
            <text:p>648427,7</text:p>
          </table:table-cell>
          <table:table-cell office:value-type="float" office:value="0.28" calcext:value-type="float">
            <text:p>0,28</text:p>
          </table:table-cell>
          <table:table-cell office:value-type="float" office:value="0.8836" calcext:value-type="float">
            <text:p>0,8836</text:p>
          </table:table-cell>
          <table:table-cell table:style-name="ce42" office:value-type="float" office:value="646694.6" calcext:value-type="float">
            <text:p>646694,6</text:p>
          </table:table-cell>
          <table:table-cell office:value-type="float" office:value="0.01" calcext:value-type="float">
            <text:p>0,01</text:p>
          </table:table-cell>
          <table:table-cell office:value-type="float" office:value="5.0224" calcext:value-type="float">
            <text:p>5,0224</text:p>
          </table:table-cell>
          <table:table-cell office:value-type="float" office:value="5.906" calcext:value-type="float">
            <text:p>5,906</text:p>
          </table:table-cell>
          <table:table-cell table:formula="of:= ([.K10]-[.D10])/[.D10]*100" office:value-type="float" office:value="-39.2611789872064" calcext:value-type="float">
            <text:p>-39,26</text:p>
          </table:table-cell>
          <table:table-cell/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92712.08" calcext:value-type="float">
            <text:p>92712,08</text:p>
          </table:table-cell>
          <table:table-cell office:value-type="string" calcext:value-type="string">
            <text:p>&lt;0,01</text:p>
          </table:table-cell>
          <table:table-cell office:value-type="float" office:value="48.5876" calcext:value-type="float">
            <text:p>48,5876</text:p>
          </table:table-cell>
          <table:table-cell office:value-type="float" office:value="93219.46" calcext:value-type="float">
            <text:p>93219,46</text:p>
          </table:table-cell>
          <table:table-cell office:value-type="float" office:value="0.55" calcext:value-type="float">
            <text:p>0,55</text:p>
          </table:table-cell>
          <table:table-cell office:value-type="float" office:value="0.673" calcext:value-type="float">
            <text:p>0,673</text:p>
          </table:table-cell>
          <table:table-cell table:style-name="ce42" office:value-type="float" office:value="92718.2" calcext:value-type="float">
            <text:p>92718,2</text:p>
          </table:table-cell>
          <table:table-cell office:value-type="float" office:value="0.01" calcext:value-type="float">
            <text:p>0,01</text:p>
          </table:table-cell>
          <table:table-cell office:value-type="float" office:value="6.9414" calcext:value-type="float">
            <text:p>6,9414</text:p>
          </table:table-cell>
          <table:table-cell office:value-type="float" office:value="7.6144" calcext:value-type="float">
            <text:p>7,6144</text:p>
          </table:table-cell>
          <table:table-cell table:formula="of:= ([.K11]-[.D11])/[.D11]*100" office:value-type="float" office:value="-84.328511801365" calcext:value-type="float">
            <text:p>-84,33</text:p>
          </table:table-cell>
          <table:table-cell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0.018" calcext:value-type="float">
            <text:p>0,018</text:p>
          </table:table-cell>
          <table:table-cell office:value-type="float" office:value="1528.0666" calcext:value-type="float">
            <text:p>1528,0666</text:p>
          </table:table-cell>
          <table:table-cell office:value-type="string" calcext:value-type="string">
            <text:p>329942,,5</text:p>
          </table:table-cell>
          <table:table-cell office:value-type="float" office:value="0.03" calcext:value-type="float">
            <text:p>0,03</text:p>
          </table:table-cell>
          <table:table-cell office:value-type="float" office:value="56.4667" calcext:value-type="float">
            <text:p>56,4667</text:p>
          </table:table-cell>
          <table:table-cell table:style-name="ce42" office:value-type="float" office:value="329854.36" calcext:value-type="float">
            <text:p>329854,36</text:p>
          </table:table-cell>
          <table:table-cell office:value-type="float" office:value="0" calcext:value-type="float">
            <text:p>0</text:p>
          </table:table-cell>
          <table:table-cell office:value-type="float" office:value="24.5286" calcext:value-type="float">
            <text:p>24,5286</text:p>
          </table:table-cell>
          <table:table-cell office:value-type="float" office:value="80.9953" calcext:value-type="float">
            <text:p>80,9953</text:p>
          </table:table-cell>
          <table:table-cell table:formula="of:= ([.K12]-[.D12])/[.D12]*100" office:value-type="float" office:value="-94.6994915012212" calcext:value-type="float">
            <text:p>-94,70</text:p>
          </table:table-cell>
          <table:table-cell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808253.93" calcext:value-type="float">
            <text:p>808253,93</text:p>
          </table:table-cell>
          <table:table-cell table:style-name="Default"/>
          <table:table-cell office:value-type="float" office:value="5861.7879" calcext:value-type="float">
            <text:p>5861,7879</text:p>
          </table:table-cell>
          <table:table-cell table:style-name="ce49" office:value-type="float" office:value="811787.82" calcext:value-type="float">
            <text:p>811787,82</text:p>
          </table:table-cell>
          <table:table-cell office:value-type="float" office:value="0.44" calcext:value-type="float">
            <text:p>0,44</text:p>
          </table:table-cell>
          <table:table-cell office:value-type="float" office:value="28.3272" calcext:value-type="float">
            <text:p>28,3272</text:p>
          </table:table-cell>
          <table:table-cell table:style-name="ce42" office:value-type="float" office:value="808397.68" calcext:value-type="float">
            <text:p>808397,68</text:p>
          </table:table-cell>
          <table:table-cell office:value-type="float" office:value="0.02" calcext:value-type="float">
            <text:p>0,02</text:p>
          </table:table-cell>
          <table:table-cell office:value-type="float" office:value="387.5982" calcext:value-type="float">
            <text:p>387,5982</text:p>
          </table:table-cell>
          <table:table-cell office:value-type="float" office:value="415.9254" calcext:value-type="float">
            <text:p>415,9254</text:p>
          </table:table-cell>
          <table:table-cell table:formula="of:= ([.K13]-[.D13])/[.D13]*100" office:value-type="float" office:value="-92.9044617939861" calcext:value-type="float">
            <text:p>-92,90</text:p>
          </table:table-cell>
          <table:table-cell/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42" office:value-type="float" office:value="0.011" calcext:value-type="float">
            <text:p>0,011</text:p>
          </table:table-cell>
          <table:table-cell table:style-name="ce46" office:value-type="float" office:value="4390.2" calcext:value-type="float">
            <text:p>4390,2</text:p>
          </table:table-cell>
          <table:table-cell office:value-type="float" office:value="1598324.35" calcext:value-type="float">
            <text:p>1598324,35</text:p>
          </table:table-cell>
          <table:table-cell office:value-type="float" office:value="0.31" calcext:value-type="float">
            <text:p>0,31</text:p>
          </table:table-cell>
          <table:table-cell office:value-type="float" office:value="21.7284" calcext:value-type="float">
            <text:p>21,7284</text:p>
          </table:table-cell>
          <table:table-cell table:style-name="ce42" office:value-type="float" office:value="1593710.92" calcext:value-type="float">
            <text:p>1593710,92</text:p>
          </table:table-cell>
          <table:table-cell office:value-type="float" office:value="0.02" calcext:value-type="float">
            <text:p>0,02</text:p>
          </table:table-cell>
          <table:table-cell office:value-type="float" office:value="309.9473" calcext:value-type="float">
            <text:p>309,9473</text:p>
          </table:table-cell>
          <table:table-cell office:value-type="float" office:value="331.6757" calcext:value-type="float">
            <text:p>331,6757</text:p>
          </table:table-cell>
          <table:table-cell table:formula="of:= ([.K14]-[.D14])/[.D14]*100" office:value-type="float" office:value="-92.4450890620017" calcext:value-type="float">
            <text:p>-92,45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50" table:number-columns-repeated="2"/>
          <table:table-cell table:style-name="Default" table:number-columns-repeated="6"/>
          <table:table-cell/>
        </table:table-row>
        <table:table-row table:style-name="ro1" table:number-rows-repeated="2">
          <table:table-cell table:style-name="Default" table:number-columns-repeated="12"/>
          <table:table-cell/>
        </table:table-row>
        <table:table-row table:style-name="ro1">
          <table:table-cell table:style-name="ce1" office:value-type="string" calcext:value-type="string" table:number-columns-spanned="12" table:number-rows-spanned="1">
            <text:p>PARCOURS HORIZONTAL PAR BLOC </text:p>
          </table:table-cell>
          <table:covered-table-cell table:number-columns-repeated="11" table:style-name="Default"/>
          <table:table-cell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table:style-name="ce41" office:value-type="string" calcext:value-type="string">
            <text:p>MILP Objectif</text:p>
          </table:table-cell>
          <table:table-cell table:style-name="ce44" office:value-type="string" calcext:value-type="string">
            <text:p>MILP Gap (%)</text:p>
          </table:table-cell>
          <table:table-cell table:style-name="ce20" office:value-type="string" calcext:value-type="string">
            <text:p>Time</text:p>
          </table:table-cell>
          <table:table-cell table:style-name="ce44" office:value-type="string" calcext:value-type="string">
            <text:p>RF Objectif</text:p>
          </table:table-cell>
          <table:table-cell table:style-name="ce45" office:value-type="string" calcext:value-type="string">
            <text:p>RF Gap (%)</text:p>
          </table:table-cell>
          <table:table-cell table:style-name="ce37" office:value-type="string" calcext:value-type="string">
            <text:p>RF Time</text:p>
          </table:table-cell>
          <table:table-cell table:style-name="ce44" office:value-type="string" calcext:value-type="string">
            <text:p>FO Objectif</text:p>
          </table:table-cell>
          <table:table-cell table:style-name="ce45" office:value-type="string" calcext:value-type="string">
            <text:p>FO Gap (%)</text:p>
          </table:table-cell>
          <table:table-cell table:style-name="ce37" office:value-type="string" calcext:value-type="string">
            <text:p>FO Time</text:p>
          </table:table-cell>
          <table:table-cell table:style-name="ce45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  <table:table-cell/>
        </table:table-row>
        <table:table-row table:style-name="ro1">
          <table:table-cell office:value-type="string" calcext:value-type="string">
            <text:p>5-5</text:p>
          </table:table-cell>
          <table:table-cell table:style-name="ce48" office:value-type="float" office:value="19450.61" calcext:value-type="float">
            <text:p>19450,61</text:p>
          </table:table-cell>
          <table:table-cell table:style-name="ce48" office:value-type="string" calcext:value-type="string">
            <text:p>&lt;0,01</text:p>
          </table:table-cell>
          <table:table-cell table:style-name="ce48" office:value-type="float" office:value="0.0178" calcext:value-type="float">
            <text:p>0,0178</text:p>
          </table:table-cell>
          <table:table-cell table:style-name="ce48" office:value-type="float" office:value="19450.61" calcext:value-type="float">
            <text:p>19450,6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0185" calcext:value-type="float">
            <text:p>0,0185</text:p>
          </table:table-cell>
          <table:table-cell table:style-name="ce24" office:value-type="float" office:value="19450.61" calcext:value-type="float">
            <text:p>19450,61</text:p>
          </table:table-cell>
          <table:table-cell table:style-name="ce24" office:value-type="float" office:value="0" calcext:value-type="float">
            <text:p>0</text:p>
          </table:table-cell>
          <table:table-cell table:style-name="ce48" office:value-type="float" office:value="0.0203" calcext:value-type="float">
            <text:p>0,0203</text:p>
          </table:table-cell>
          <table:table-cell table:style-name="ce43" office:value-type="float" office:value="0.0388" calcext:value-type="float">
            <text:p>0,0388</text:p>
          </table:table-cell>
          <table:table-cell table:style-name="ce27" table:formula="of:=(([.K20]-[.D20])/[.D20])*100" office:value-type="float" office:value="117.977528089888" calcext:value-type="float">
            <text:p>117,98</text:p>
          </table:table-cell>
          <table:table-cell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office:value-type="float" office:value="0.0595" calcext:value-type="float">
            <text:p>0,0595</text:p>
          </table:table-cell>
          <table:table-cell office:value-type="float" office:value="69472.79" calcext:value-type="float">
            <text:p>69472,79</text:p>
          </table:table-cell>
          <table:table-cell office:value-type="float" office:value="0.1" calcext:value-type="float">
            <text:p>0,1</text:p>
          </table:table-cell>
          <table:table-cell office:value-type="float" office:value="0.1257" calcext:value-type="float">
            <text:p>0,1257</text:p>
          </table:table-cell>
          <table:table-cell office:value-type="float" office:value="69411.68" calcext:value-type="float">
            <text:p>69411,68</text:p>
          </table:table-cell>
          <table:table-cell office:value-type="float" office:value="0.02" calcext:value-type="float">
            <text:p>0,02</text:p>
          </table:table-cell>
          <table:table-cell office:value-type="float" office:value="0.0631" calcext:value-type="float">
            <text:p>0,0631</text:p>
          </table:table-cell>
          <table:table-cell table:style-name="ce46" office:value-type="float" office:value="0.1888" calcext:value-type="float">
            <text:p>0,1888</text:p>
          </table:table-cell>
          <table:table-cell table:formula="of:=(([.K21]-[.D21])/[.D21])*100" office:value-type="float" office:value="217.310924369748" calcext:value-type="float">
            <text:p>217,31</text:p>
          </table:table-cell>
          <table:table-cell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170038.4" calcext:value-type="float">
            <text:p>170038,4</text:p>
          </table:table-cell>
          <table:table-cell office:value-type="string" calcext:value-type="string">
            <text:p>&lt;0,01</text:p>
          </table:table-cell>
          <table:table-cell office:value-type="float" office:value="0.3027" calcext:value-type="float">
            <text:p>0,3027</text:p>
          </table:table-cell>
          <table:table-cell office:value-type="float" office:value="170335.1" calcext:value-type="float">
            <text:p>170335,1</text:p>
          </table:table-cell>
          <table:table-cell office:value-type="float" office:value="0.17" calcext:value-type="float">
            <text:p>0,17</text:p>
          </table:table-cell>
          <table:table-cell office:value-type="float" office:value="0.2922" calcext:value-type="float">
            <text:p>0,2922</text:p>
          </table:table-cell>
          <table:table-cell table:style-name="ce42" office:value-type="float" office:value="170083.1" calcext:value-type="float">
            <text:p>170083,1</text:p>
          </table:table-cell>
          <table:table-cell office:value-type="float" office:value="0.03" calcext:value-type="float">
            <text:p>0,03</text:p>
          </table:table-cell>
          <table:table-cell office:value-type="float" office:value="0.2798" calcext:value-type="float">
            <text:p>0,2798</text:p>
          </table:table-cell>
          <table:table-cell office:value-type="float" office:value="0.572" calcext:value-type="float">
            <text:p>0,572</text:p>
          </table:table-cell>
          <table:table-cell table:formula="of:=(([.K22]-[.D22])/[.D22])*100" office:value-type="float" office:value="88.9659729104724" calcext:value-type="float">
            <text:p>88,97</text:p>
          </table:table-cell>
          <table:table-cell/>
        </table:table-row>
        <table:table-row table:style-name="ro1">
          <table:table-cell table:style-name="ce7" office:value-type="string" calcext:value-type="string">
            <text:p>100-5</text:p>
          </table:table-cell>
          <table:table-cell table:style-name="ce45" office:value-type="float" office:value="333494.96" calcext:value-type="float">
            <text:p>333494,96</text:p>
          </table:table-cell>
          <table:table-cell table:style-name="ce45" office:value-type="string" calcext:value-type="string">
            <text:p>&lt;0,01</text:p>
          </table:table-cell>
          <table:table-cell office:value-type="float" office:value="0.3619" calcext:value-type="float">
            <text:p>0,3619</text:p>
          </table:table-cell>
          <table:table-cell table:style-name="ce19" office:value-type="float" office:value="334192.5" calcext:value-type="float">
            <text:p>334192,5</text:p>
          </table:table-cell>
          <table:table-cell office:value-type="float" office:value="0.21" calcext:value-type="float">
            <text:p>0,21</text:p>
          </table:table-cell>
          <table:table-cell table:style-name="ce19" office:value-type="float" office:value="0.4334" calcext:value-type="float">
            <text:p>0,4334</text:p>
          </table:table-cell>
          <table:table-cell table:style-name="ce19" office:value-type="float" office:value="333593.5" calcext:value-type="float">
            <text:p>333593,5</text:p>
          </table:table-cell>
          <table:table-cell office:value-type="float" office:value="0.03" calcext:value-type="float">
            <text:p>0,03</text:p>
          </table:table-cell>
          <table:table-cell table:style-name="ce19" office:value-type="float" office:value="0.4608" calcext:value-type="float">
            <text:p>0,4608</text:p>
          </table:table-cell>
          <table:table-cell office:value-type="float" office:value="0.8942" calcext:value-type="float">
            <text:p>0,8942</text:p>
          </table:table-cell>
          <table:table-cell table:formula="of:=(([.K23]-[.D23])/[.D23])*100" office:value-type="float" office:value="147.084830063553" calcext:value-type="float">
            <text:p>147,08</text:p>
          </table:table-cell>
          <table:table-cell/>
        </table:table-row>
        <table:table-row table:style-name="ro1">
          <table:table-cell office:value-type="string" calcext:value-type="string">
            <text:p>5-10</text:p>
          </table:table-cell>
          <table:table-cell table:style-name="ce44" office:value-type="float" office:value="37730.16" calcext:value-type="float">
            <text:p>37730,16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1992" calcext:value-type="float">
            <text:p>0,1992</text:p>
          </table:table-cell>
          <table:table-cell office:value-type="float" office:value="37812.02" calcext:value-type="float">
            <text:p>37812,02</text:p>
          </table:table-cell>
          <table:table-cell office:value-type="float" office:value="0.2" calcext:value-type="float">
            <text:p>0,2</text:p>
          </table:table-cell>
          <table:table-cell office:value-type="float" office:value="0.1509" calcext:value-type="float">
            <text:p>0,1509</text:p>
          </table:table-cell>
          <table:table-cell table:style-name="ce42" office:value-type="float" office:value="37761" calcext:value-type="float">
            <text:p>37761</text:p>
          </table:table-cell>
          <table:table-cell office:value-type="float" office:value="0.08" calcext:value-type="float">
            <text:p>0,08</text:p>
          </table:table-cell>
          <table:table-cell office:value-type="float" office:value="0.125" calcext:value-type="float">
            <text:p>0,125</text:p>
          </table:table-cell>
          <table:table-cell office:value-type="float" office:value="0.2759" calcext:value-type="float">
            <text:p>0,2759</text:p>
          </table:table-cell>
          <table:table-cell table:formula="of:=(([.K24]-[.D24])/[.D24])*100" office:value-type="float" office:value="38.504016064257" calcext:value-type="float">
            <text:p>38,50</text:p>
          </table:table-cell>
          <table:table-cell/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office:value-type="float" office:value="0.826" calcext:value-type="float">
            <text:p>0,826</text:p>
          </table:table-cell>
          <table:table-cell office:value-type="float" office:value="131438.42" calcext:value-type="float">
            <text:p>131438,42</text:p>
          </table:table-cell>
          <table:table-cell office:value-type="float" office:value="0.11" calcext:value-type="float">
            <text:p>0,11</text:p>
          </table:table-cell>
          <table:table-cell office:value-type="float" office:value="0.4526" calcext:value-type="float">
            <text:p>0,4526</text:p>
          </table:table-cell>
          <table:table-cell table:style-name="ce42" office:value-type="float" office:value="131322.63" calcext:value-type="float">
            <text:p>131322,63</text:p>
          </table:table-cell>
          <table:table-cell office:value-type="float" office:value="0.02" calcext:value-type="float">
            <text:p>0,02</text:p>
          </table:table-cell>
          <table:table-cell office:value-type="float" office:value="0.5012" calcext:value-type="float">
            <text:p>0,5012</text:p>
          </table:table-cell>
          <table:table-cell office:value-type="float" office:value="0.9538" calcext:value-type="float">
            <text:p>0,9538</text:p>
          </table:table-cell>
          <table:table-cell table:formula="of:=(([.K25]-[.D25])/[.D25])*100" office:value-type="float" office:value="15.4721549636804" calcext:value-type="float">
            <text:p>15,47</text:p>
          </table:table-cell>
          <table:table-cell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4.93" calcext:value-type="float">
            <text:p>328914,93</text:p>
          </table:table-cell>
          <table:table-cell office:value-type="string" calcext:value-type="string">
            <text:p>&lt;0,01</text:p>
          </table:table-cell>
          <table:table-cell office:value-type="float" office:value="4.9455" calcext:value-type="float">
            <text:p>4,9455</text:p>
          </table:table-cell>
          <table:table-cell office:value-type="float" office:value="329396.5" calcext:value-type="float">
            <text:p>329396,5</text:p>
          </table:table-cell>
          <table:table-cell office:value-type="float" office:value="0.15" calcext:value-type="float">
            <text:p>0,15</text:p>
          </table:table-cell>
          <table:table-cell office:value-type="float" office:value="2.129" calcext:value-type="float">
            <text:p>2,129</text:p>
          </table:table-cell>
          <table:table-cell table:style-name="ce42" office:value-type="float" office:value="329052.38" calcext:value-type="float">
            <text:p>329052,38</text:p>
          </table:table-cell>
          <table:table-cell office:value-type="float" office:value="0.04" calcext:value-type="float">
            <text:p>0,04</text:p>
          </table:table-cell>
          <table:table-cell office:value-type="float" office:value="2.3463" calcext:value-type="float">
            <text:p>2,3463</text:p>
          </table:table-cell>
          <table:table-cell office:value-type="float" office:value="4.4753" calcext:value-type="float">
            <text:p>4,4753</text:p>
          </table:table-cell>
          <table:table-cell table:formula="of:=(([.K26]-[.D26])/[.D26])*100" office:value-type="float" office:value="-9.50763320190072" calcext:value-type="float">
            <text:p>-9,51</text:p>
          </table:table-cell>
          <table:table-cell/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table:style-name="ce41" office:value-type="float" office:value="646605.8" calcext:value-type="float">
            <text:p>646605,8</text:p>
          </table:table-cell>
          <table:table-cell table:style-name="ce44" office:value-type="string" calcext:value-type="string">
            <text:p>&lt;0,01</text:p>
          </table:table-cell>
          <table:table-cell office:value-type="float" office:value="9.7236" calcext:value-type="float">
            <text:p>9,7236</text:p>
          </table:table-cell>
          <table:table-cell office:value-type="float" office:value="647452.92" calcext:value-type="float">
            <text:p>647452,92</text:p>
          </table:table-cell>
          <table:table-cell office:value-type="float" office:value="0.13" calcext:value-type="float">
            <text:p>0,13</text:p>
          </table:table-cell>
          <table:table-cell office:value-type="float" office:value="3.2078" calcext:value-type="float">
            <text:p>3,2078</text:p>
          </table:table-cell>
          <table:table-cell table:style-name="ce42" office:value-type="float" office:value="646848" calcext:value-type="float">
            <text:p>646848</text:p>
          </table:table-cell>
          <table:table-cell office:value-type="float" office:value="0.04" calcext:value-type="float">
            <text:p>0,04</text:p>
          </table:table-cell>
          <table:table-cell office:value-type="float" office:value="4.0378" calcext:value-type="float">
            <text:p>4,0378</text:p>
          </table:table-cell>
          <table:table-cell office:value-type="float" office:value="7.2456" calcext:value-type="float">
            <text:p>7,2456</text:p>
          </table:table-cell>
          <table:table-cell table:formula="of:=(([.K27]-[.D27])/[.D27])*100" office:value-type="float" office:value="-25.4843884980871" calcext:value-type="float">
            <text:p>-25,48</text:p>
          </table:table-cell>
          <table:table-cell/>
        </table:table-row>
        <table:table-row table:style-name="ro1">
          <table:table-cell office:value-type="string" calcext:value-type="string">
            <text:p>5-25</text:p>
          </table:table-cell>
          <table:table-cell table:style-name="ce43" office:value-type="float" office:value="92712.08" calcext:value-type="float">
            <text:p>92712,08</text:p>
          </table:table-cell>
          <table:table-cell table:style-name="ce43" office:value-type="string" calcext:value-type="string">
            <text:p>&lt;0,01</text:p>
          </table:table-cell>
          <table:table-cell table:style-name="ce43" office:value-type="float" office:value="48.5876" calcext:value-type="float">
            <text:p>48,5876</text:p>
          </table:table-cell>
          <table:table-cell table:style-name="ce48" office:value-type="float" office:value="92905.49" calcext:value-type="float">
            <text:p>92905,49</text:p>
          </table:table-cell>
          <table:table-cell table:style-name="ce48" office:value-type="float" office:value="0.2" calcext:value-type="float">
            <text:p>0,2</text:p>
          </table:table-cell>
          <table:table-cell table:style-name="ce48" office:value-type="float" office:value="5.637" calcext:value-type="float">
            <text:p>5,637</text:p>
          </table:table-cell>
          <table:table-cell table:style-name="ce48" office:value-type="float" office:value="92905.49" calcext:value-type="float">
            <text:p>92905,49</text:p>
          </table:table-cell>
          <table:table-cell table:style-name="ce48" office:value-type="float" office:value="0.2" calcext:value-type="float">
            <text:p>0,2</text:p>
          </table:table-cell>
          <table:table-cell table:style-name="ce48" office:value-type="float" office:value="4.4308" calcext:value-type="float">
            <text:p>4,4308</text:p>
          </table:table-cell>
          <table:table-cell table:style-name="ce43" office:value-type="float" office:value="10.0677" calcext:value-type="float">
            <text:p>10,0677</text:p>
          </table:table-cell>
          <table:table-cell table:style-name="ce27" table:formula="of:=(([.K28]-[.D28])/[.D28])*100" office:value-type="float" office:value="-79.2792811334579" calcext:value-type="float">
            <text:p>-79,28</text:p>
          </table:table-cell>
          <table:table-cell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0.018" calcext:value-type="float">
            <text:p>0,018</text:p>
          </table:table-cell>
          <table:table-cell office:value-type="float" office:value="1528.0666" calcext:value-type="float">
            <text:p>1528,0666</text:p>
          </table:table-cell>
          <table:table-cell office:value-type="float" office:value="330416.74" calcext:value-type="float">
            <text:p>330416,74</text:p>
          </table:table-cell>
          <table:table-cell office:value-type="float" office:value="0.17" calcext:value-type="float">
            <text:p>0,17</text:p>
          </table:table-cell>
          <table:table-cell office:value-type="float" office:value="32.8809" calcext:value-type="float">
            <text:p>32,8809</text:p>
          </table:table-cell>
          <table:table-cell table:style-name="ce42" office:value-type="float" office:value="329983.41" calcext:value-type="float">
            <text:p>329983,41</text:p>
          </table:table-cell>
          <table:table-cell office:value-type="float" office:value="0.04" calcext:value-type="float">
            <text:p>0,04</text:p>
          </table:table-cell>
          <table:table-cell office:value-type="float" office:value="76.0664" calcext:value-type="float">
            <text:p>76,0664</text:p>
          </table:table-cell>
          <table:table-cell office:value-type="float" office:value="108.9473" calcext:value-type="float">
            <text:p>108,9473</text:p>
          </table:table-cell>
          <table:table-cell table:formula="of:=(([.K29]-[.D29])/[.D29])*100" office:value-type="float" office:value="-92.8702518594412" calcext:value-type="float">
            <text:p>-92,87</text:p>
          </table:table-cell>
          <table:table-cell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808253.93" calcext:value-type="float">
            <text:p>808253,93</text:p>
          </table:table-cell>
          <table:table-cell table:style-name="Default"/>
          <table:table-cell office:value-type="float" office:value="5861.7879" calcext:value-type="float">
            <text:p>5861,7879</text:p>
          </table:table-cell>
          <table:table-cell table:style-name="ce49" office:value-type="float" office:value="809907.54" calcext:value-type="float">
            <text:p>809907,54</text:p>
          </table:table-cell>
          <table:table-cell office:value-type="float" office:value="0.2" calcext:value-type="float">
            <text:p>0,2</text:p>
          </table:table-cell>
          <table:table-cell office:value-type="float" office:value="1270.2848" calcext:value-type="float">
            <text:p>1270,2848</text:p>
          </table:table-cell>
          <table:table-cell table:style-name="ce42" office:value-type="float" office:value="809019.43" calcext:value-type="float">
            <text:p>809019,43</text:p>
          </table:table-cell>
          <table:table-cell office:value-type="float" office:value="0.1" calcext:value-type="float">
            <text:p>0,1</text:p>
          </table:table-cell>
          <table:table-cell office:value-type="float" office:value="1770.729" calcext:value-type="float">
            <text:p>1770,729</text:p>
          </table:table-cell>
          <table:table-cell office:value-type="float" office:value="3041.0137" calcext:value-type="float">
            <text:p>3041,0137</text:p>
          </table:table-cell>
          <table:table-cell table:formula="of:=(([.K30]-[.D30])/[.D30])*100" office:value-type="float" office:value="-48.1213965452418" calcext:value-type="float">
            <text:p>-48,12</text:p>
          </table:table-cell>
          <table:table-cell/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42" office:value-type="float" office:value="0.011" calcext:value-type="float">
            <text:p>0,011</text:p>
          </table:table-cell>
          <table:table-cell table:style-name="ce46" office:value-type="float" office:value="4390.2" calcext:value-type="float">
            <text:p>4390,2</text:p>
          </table:table-cell>
          <table:table-cell office:value-type="float" office:value="1595278.01" calcext:value-type="float">
            <text:p>1595278,01</text:p>
          </table:table-cell>
          <table:table-cell office:value-type="float" office:value="0.12" calcext:value-type="float">
            <text:p>0,12</text:p>
          </table:table-cell>
          <table:table-cell office:value-type="float" office:value="213.3836" calcext:value-type="float">
            <text:p>213,3836</text:p>
          </table:table-cell>
          <table:table-cell table:style-name="ce42" office:value-type="float" office:value="1594300.84" calcext:value-type="float">
            <text:p>1594300,84</text:p>
          </table:table-cell>
          <table:table-cell office:value-type="float" office:value="0.06" calcext:value-type="float">
            <text:p>0,06</text:p>
          </table:table-cell>
          <table:table-cell office:value-type="float" office:value="4794.3586" calcext:value-type="float">
            <text:p>4794,3586</text:p>
          </table:table-cell>
          <table:table-cell office:value-type="float" office:value="5007.7422" calcext:value-type="float">
            <text:p>5007,7422</text:p>
          </table:table-cell>
          <table:table-cell table:formula="of:=(([.K31]-[.D31])/[.D31])*100" office:value-type="float" office:value="14.0663796637966" calcext:value-type="float">
            <text:p>14,07</text:p>
          </table:table-cell>
          <table:table-cell/>
        </table:table-row>
        <table:table-row table:style-name="ro1">
          <table:table-cell table:style-name="ce37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42" office:value-type="float" office:value="0.011" calcext:value-type="float">
            <text:p>0,011</text:p>
          </table:table-cell>
          <table:table-cell table:style-name="ce46" office:value-type="float" office:value="4390.2" calcext:value-type="float">
            <text:p>4390,2</text:p>
          </table:table-cell>
          <table:table-cell office:value-type="float" office:value="1595278.01" calcext:value-type="float">
            <text:p>1595278,01</text:p>
          </table:table-cell>
          <table:table-cell table:style-name="ce37" office:value-type="float" office:value="0.12" calcext:value-type="float">
            <text:p>0,12</text:p>
          </table:table-cell>
          <table:table-cell table:style-name="ce37" office:value-type="float" office:value="214.4968" calcext:value-type="float">
            <text:p>214,4968</text:p>
          </table:table-cell>
          <table:table-cell office:value-type="float" office:value="1594679.43" calcext:value-type="float">
            <text:p>1594679,43</text:p>
          </table:table-cell>
          <table:table-cell table:style-name="ce37" office:value-type="float" office:value="0.08" calcext:value-type="float">
            <text:p>0,08</text:p>
          </table:table-cell>
          <table:table-cell table:style-name="ce37" office:value-type="float" office:value="1044.0862" calcext:value-type="float">
            <text:p>1044,0862</text:p>
          </table:table-cell>
          <table:table-cell table:style-name="ce37" office:value-type="float" office:value="1258.583" calcext:value-type="float">
            <text:p>1258,583</text:p>
          </table:table-cell>
          <table:table-cell table:formula="of:=(([.K32]-[.D32])/[.D32])*100" office:value-type="float" office:value="-71.3319894310054" calcext:value-type="float">
            <text:p>-71,33</text:p>
          </table:table-cell>
          <table:table-cell/>
        </table:table-row>
        <table:table-row table:style-name="ro1" table:number-rows-repeated="2">
          <table:table-cell table:style-name="Default" table:number-columns-repeated="12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PARCOURS VERTICAL <text:s/>PAR BLOC </text:p>
          </table:table-cell>
          <table:covered-table-cell table:number-columns-repeated="4" table:style-name="Default"/>
          <table:table-cell table:style-name="Default"/>
          <table:table-cell table:style-name="ce1" office:value-type="string" calcext:value-type="string" table:number-columns-spanned="5" table:number-rows-spanned="1">
            <text:p>PARCOURS HORIZONTAL PAR BLOC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office:value-type="string" calcext:value-type="string">
            <text:p>rfSize</text:p>
          </table:table-cell>
          <table:table-cell office:value-type="string" calcext:value-type="string">
            <text:p>rfStep</text:p>
          </table:table-cell>
          <table:table-cell table:style-name="ce37" office:value-type="string" calcext:value-type="string">
            <text:p>foSize</text:p>
          </table:table-cell>
          <table:table-cell table:style-name="ce37" office:value-type="string" calcext:value-type="string">
            <text:p>rfStep</text:p>
          </table:table-cell>
          <table:table-cell table:style-name="Default"/>
          <table:table-cell table:style-name="ce37" office:value-type="string" calcext:value-type="string">
            <text:p>Instances</text:p>
          </table:table-cell>
          <table:table-cell office:value-type="string" calcext:value-type="string">
            <text:p>rfSize</text:p>
          </table:table-cell>
          <table:table-cell table:style-name="ce37" office:value-type="string" calcext:value-type="string">
            <text:p>rfStep</text:p>
          </table:table-cell>
          <table:table-cell table:style-name="ce37" office:value-type="string" calcext:value-type="string">
            <text:p>foSize</text:p>
          </table:table-cell>
          <table:table-cell table:style-name="ce37" office:value-type="string" calcext:value-type="string">
            <text:p>rfStep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5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ce38" office:value-type="string" calcext:value-type="string">
            <text:p>5-5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ce38" office:value-type="string" calcext:value-type="string">
            <text:p>20-5</text:p>
          </table:table-cell>
          <table:table-cell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ce38" office:value-type="string" calcext:value-type="string">
            <text:p>50-5</text:p>
          </table:table-cell>
          <table:table-cell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0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ce38" office:value-type="string" calcext:value-type="string">
            <text:p>100-5</text:p>
          </table:table-cell>
          <table:table-cell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5-10</text:p>
          </table:table-cell>
          <table:table-cell office:value-type="string" calcext:value-type="string">
            <text:p>5 (7)</text:p>
          </table:table-cell>
          <table:table-cell office:value-type="string" calcext:value-type="string">
            <text:p>1 (1)</text:p>
          </table:table-cell>
          <table:table-cell table:style-name="ce37" office:value-type="string" calcext:value-type="string">
            <text:p>7 (7)</text:p>
          </table:table-cell>
          <table:table-cell table:style-name="ce37" office:value-type="string" calcext:value-type="string">
            <text:p>1 (1)</text:p>
          </table:table-cell>
          <table:table-cell table:style-name="Default"/>
          <table:table-cell table:style-name="ce38" office:value-type="string" calcext:value-type="string">
            <text:p>5-10</text:p>
          </table:table-cell>
          <table:table-cell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20-10</text:p>
          </table:table-cell>
          <table:table-cell office:value-type="string" calcext:value-type="string">
            <text:p>5 (6)</text:p>
          </table:table-cell>
          <table:table-cell office:value-type="string" calcext:value-type="string">
            <text:p>2 (2) </text:p>
          </table:table-cell>
          <table:table-cell table:style-name="ce37" office:value-type="string" calcext:value-type="string">
            <text:p>7 (6)</text:p>
          </table:table-cell>
          <table:table-cell table:style-name="ce37" office:value-type="string" calcext:value-type="string">
            <text:p>1 (2)</text:p>
          </table:table-cell>
          <table:table-cell table:style-name="Default"/>
          <table:table-cell table:style-name="ce38" office:value-type="string" calcext:value-type="string">
            <text:p>20-10</text:p>
          </table:table-cell>
          <table:table-cell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 table:style-name="ce38" office:value-type="string" calcext:value-type="string">
            <text:p>50-10</text:p>
          </table:table-cell>
          <table:table-cell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Default"/>
          <table:table-cell/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office:value-type="string" calcext:value-type="string">
            <text:p>4 (5)</text:p>
          </table:table-cell>
          <table:table-cell office:value-type="string" calcext:value-type="string">
            <text:p>3 (2)</text:p>
          </table:table-cell>
          <table:table-cell table:style-name="ce37" office:value-type="string" calcext:value-type="string">
            <text:p>7 (5)</text:p>
          </table:table-cell>
          <table:table-cell table:style-name="ce37" office:value-type="string" calcext:value-type="string">
            <text:p>2 (2)</text:p>
          </table:table-cell>
          <table:table-cell table:style-name="Default"/>
          <table:table-cell table:style-name="ce37" office:value-type="string" calcext:value-type="string">
            <text:p>100-10</text:p>
          </table:table-cell>
          <table:table-cell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5-25</text:p>
          </table:table-cell>
          <table:table-cell office:value-type="string" calcext:value-type="string">
            <text:p>5(12) (12)</text:p>
          </table:table-cell>
          <table:table-cell office:value-type="string" calcext:value-type="string">
            <text:p>2 (2) (6)</text:p>
          </table:table-cell>
          <table:table-cell table:style-name="ce37" office:value-type="string" calcext:value-type="string">
            <text:p>14 (12) (12)</text:p>
          </table:table-cell>
          <table:table-cell table:style-name="ce37" office:value-type="string" calcext:value-type="string">
            <text:p>2 (2) (6)</text:p>
          </table:table-cell>
          <table:table-cell table:style-name="Default"/>
          <table:table-cell table:style-name="ce38" office:value-type="string" calcext:value-type="string">
            <text:p>5-25</text:p>
          </table:table-cell>
          <table:table-cell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 table:style-name="ce38" office:value-type="string" calcext:value-type="string">
            <text:p>20-25</text:p>
          </table:table-cell>
          <table:table-cell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 table:style-name="ce38" office:value-type="string" calcext:value-type="string">
            <text:p>50-25</text:p>
          </table:table-cell>
          <table:table-cell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Default"/>
          <table:table-cell/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 table:style-name="ce40" office:value-type="string" calcext:value-type="string">
            <text:p>100-25</text:p>
          </table:table-cell>
          <table:table-cell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6"/>
          <table:table-cell table:style-name="ce37" office:value-type="string" calcext:value-type="string">
            <text:p>100-25</text:p>
          </table:table-cell>
          <table:table-cell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0" calcext:value-type="float">
            <text:p>10</text:p>
          </table:table-cell>
          <table:table-cell table:style-name="Default"/>
          <table:table-cell/>
        </table:table-row>
      </table:table>
      <table:table table:name="Feuille2" table:style-name="ta1">
        <table:table-column table:style-name="co1" table:default-cell-style-name="ce38"/>
        <table:table-column table:style-name="co2" table:default-cell-style-name="ce37"/>
        <table:table-column table:style-name="co3" table:default-cell-style-name="ce37"/>
        <table:table-column table:style-name="co1" table:number-columns-repeated="2" table:default-cell-style-name="ce47"/>
        <table:table-column table:style-name="co1" table:default-cell-style-name="ce42"/>
        <table:table-column table:style-name="co1" table:default-cell-style-name="ce51"/>
        <table:table-column table:style-name="co1" table:number-columns-repeated="2" table:default-cell-style-name="ce42"/>
        <table:table-column table:style-name="co1" table:default-cell-style-name="ce51"/>
        <table:table-column table:style-name="co1" table:default-cell-style-name="ce42"/>
        <table:table-column table:style-name="co4" table:default-cell-style-name="ce47"/>
        <table:table-column table:style-name="co1" table:default-cell-style-name="ce23"/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calcext:value-type="string" table:number-columns-spanned="12" table:number-rows-spanned="1">
            <text:p>PARCOURS VERTICAL <text:s/>PAR BLOC </text:p>
          </table:table-cell>
          <table:covered-table-cell table:number-columns-repeated="11" table:style-name="Default"/>
          <table:table-cell table:style-name="Default"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table:style-name="ce1" office:value-type="string" calcext:value-type="string">
            <text:p>MILP Objectif</text:p>
          </table:table-cell>
          <table:table-cell table:style-name="ce44" office:value-type="string" calcext:value-type="string">
            <text:p>MILP Gap (%)</text:p>
          </table:table-cell>
          <table:table-cell table:number-columns-repeated="2" table:style-name="ce45" office:value-type="string" calcext:value-type="string">
            <text:p>Time</text:p>
          </table:table-cell>
          <table:table-cell table:style-name="ce44" office:value-type="string" calcext:value-type="string">
            <text:p>RF Objectif</text:p>
          </table:table-cell>
          <table:table-cell table:style-name="ce45" office:value-type="string" calcext:value-type="string">
            <text:p>RF Gap (%)</text:p>
          </table:table-cell>
          <table:table-cell table:style-name="ce37" office:value-type="string" calcext:value-type="string">
            <text:p>RF Time</text:p>
          </table:table-cell>
          <table:table-cell table:style-name="ce44" office:value-type="string" calcext:value-type="string">
            <text:p>FO Objectif</text:p>
          </table:table-cell>
          <table:table-cell table:style-name="ce45" office:value-type="string" calcext:value-type="string">
            <text:p>FO Gap (%)</text:p>
          </table:table-cell>
          <table:table-cell table:style-name="ce37" office:value-type="string" calcext:value-type="string">
            <text:p>FO Time</text:p>
          </table:table-cell>
          <table:table-cell table:style-name="ce45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table:style-name="ce42" office:value-type="float" office:value="19450.7" calcext:value-type="float">
            <text:p>19450,7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.0149" calcext:value-type="float">
            <text:p>0,0149</text:p>
          </table:table-cell>
          <table:table-cell table:style-name="ce46" office:value-type="float" office:value="0.0178" calcext:value-type="float">
            <text:p>0,0178</text:p>
          </table:table-cell>
          <table:table-cell office:value-type="float" office:value="19488.24" calcext:value-type="float">
            <text:p>19488,24</text:p>
          </table:table-cell>
          <table:table-cell office:value-type="float" office:value="0.18" calcext:value-type="float">
            <text:p>0,18</text:p>
          </table:table-cell>
          <table:table-cell office:value-type="float" office:value="0.0176" calcext:value-type="float">
            <text:p>0,0176</text:p>
          </table:table-cell>
          <table:table-cell table:style-name="ce49" office:value-type="float" office:value="19450.61" calcext:value-type="float">
            <text:p>19450,6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338" calcext:value-type="float">
            <text:p>0,0338</text:p>
          </table:table-cell>
          <table:table-cell table:formula="of:=(([.L4]-[.D4])/[.D4])*100" office:value-type="float" office:value="126.845637583893" calcext:value-type="float">
            <text:p>126,85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98" calcext:value-type="float">
            <text:p>69396,98</text:p>
          </table:table-cell>
          <table:table-cell office:value-type="float" office:value="0" calcext:value-type="float">
            <text:p>0</text:p>
          </table:table-cell>
          <table:table-cell office:value-type="float" office:value="0.0217" calcext:value-type="float">
            <text:p>0,0217</text:p>
          </table:table-cell>
          <table:table-cell office:value-type="float" office:value="0.0595" calcext:value-type="float">
            <text:p>0,0595</text:p>
          </table:table-cell>
          <table:table-cell office:value-type="float" office:value="69421.76" calcext:value-type="float">
            <text:p>69421,76</text:p>
          </table:table-cell>
          <table:table-cell office:value-type="float" office:value="0.03" calcext:value-type="float">
            <text:p>0,03</text:p>
          </table:table-cell>
          <table:table-cell office:value-type="float" office:value="0.0889" calcext:value-type="float">
            <text:p>0,0889</text:p>
          </table:table-cell>
          <table:table-cell table:style-name="ce37" office:value-type="float" office:value="69396.58" calcext:value-type="float">
            <text:p>69396,58</text:p>
          </table:table-cell>
          <table:table-cell office:value-type="float" office:value="0" calcext:value-type="float">
            <text:p>0</text:p>
          </table:table-cell>
          <table:table-cell office:value-type="float" office:value="0.0665" calcext:value-type="float">
            <text:p>0,0665</text:p>
          </table:table-cell>
          <table:table-cell table:style-name="ce46" office:value-type="float" office:value="0.1554" calcext:value-type="float">
            <text:p>0,1554</text:p>
          </table:table-cell>
          <table:table-cell table:formula="of:=(([.L5]-[.D5])/[.D5])*100" office:value-type="float" office:value="616.129032258065" calcext:value-type="float">
            <text:p>616,13</text:p>
          </table:table-cell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170041.1" calcext:value-type="float">
            <text:p>170041,1</text:p>
          </table:table-cell>
          <table:table-cell office:value-type="float" office:value="0" calcext:value-type="float">
            <text:p>0</text:p>
          </table:table-cell>
          <table:table-cell office:value-type="float" office:value="2.1715" calcext:value-type="float">
            <text:p>2,1715</text:p>
          </table:table-cell>
          <table:table-cell office:value-type="float" office:value="0.3027" calcext:value-type="float">
            <text:p>0,3027</text:p>
          </table:table-cell>
          <table:table-cell office:value-type="float" office:value="170057.3" calcext:value-type="float">
            <text:p>170057,3</text:p>
          </table:table-cell>
          <table:table-cell office:value-type="float" office:value="0.01" calcext:value-type="float">
            <text:p>0,01</text:p>
          </table:table-cell>
          <table:table-cell office:value-type="float" office:value="0.1505" calcext:value-type="float">
            <text:p>0,1505</text:p>
          </table:table-cell>
          <table:table-cell office:value-type="float" office:value="170038" calcext:value-type="float">
            <text:p>170038</text:p>
          </table:table-cell>
          <table:table-cell office:value-type="float" office:value="0" calcext:value-type="float">
            <text:p>0</text:p>
          </table:table-cell>
          <table:table-cell office:value-type="float" office:value="0.2491" calcext:value-type="float">
            <text:p>0,2491</text:p>
          </table:table-cell>
          <table:table-cell office:value-type="float" office:value="0.3995" calcext:value-type="float">
            <text:p>0,3995</text:p>
          </table:table-cell>
          <table:table-cell table:formula="of:=(([.L6]-[.D6])/[.D6])*100" office:value-type="float" office:value="-81.6025788625374" calcext:value-type="float">
            <text:p>-81,60</text:p>
          </table:table-cell>
        </table:table-row>
        <table:table-row table:style-name="ro1">
          <table:table-cell table:style-name="ce39" office:value-type="string" calcext:value-type="string">
            <text:p>100-5</text:p>
          </table:table-cell>
          <table:table-cell table:style-name="ce43" office:value-type="float" office:value="333510.1" calcext:value-type="float">
            <text:p>333510,1</text:p>
          </table:table-cell>
          <table:table-cell table:style-name="ce43" office:value-type="float" office:value="0.0001" calcext:value-type="float">
            <text:p>0,0001</text:p>
          </table:table-cell>
          <table:table-cell table:style-name="ce43" office:value-type="float" office:value="0.9432" calcext:value-type="float">
            <text:p>0,9432</text:p>
          </table:table-cell>
          <table:table-cell table:style-name="ce43" office:value-type="float" office:value="0.3619" calcext:value-type="float">
            <text:p>0,3619</text:p>
          </table:table-cell>
          <table:table-cell table:style-name="ce48" office:value-type="float" office:value="333494.4" calcext:value-type="float">
            <text:p>333494,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325" calcext:value-type="float">
            <text:p>0,325</text:p>
          </table:table-cell>
          <table:table-cell table:style-name="ce48" office:value-type="float" office:value="333492.7" calcext:value-type="float">
            <text:p>333492,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1827" calcext:value-type="float">
            <text:p>0,1827</text:p>
          </table:table-cell>
          <table:table-cell table:style-name="ce43" office:value-type="float" office:value="0.5077" calcext:value-type="float">
            <text:p>0,5077</text:p>
          </table:table-cell>
          <table:table-cell table:formula="of:=(([.L7]-[.D7])/[.D7])*100" office:value-type="float" office:value="-46.1726039016115" calcext:value-type="float">
            <text:p>-46,17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table:style-name="ce44" office:value-type="float" office:value="37730.16" calcext:value-type="float">
            <text:p>37730,16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1.0564" calcext:value-type="float">
            <text:p>1,0564</text:p>
          </table:table-cell>
          <table:table-cell table:style-name="ce46" office:value-type="float" office:value="0.1992" calcext:value-type="float">
            <text:p>0,1992</text:p>
          </table:table-cell>
          <table:table-cell office:value-type="float" office:value="37734.32" calcext:value-type="float">
            <text:p>37734,32</text:p>
          </table:table-cell>
          <table:table-cell office:value-type="float" office:value="0.01" calcext:value-type="float">
            <text:p>0,01</text:p>
          </table:table-cell>
          <table:table-cell office:value-type="float" office:value="0.2491" calcext:value-type="float">
            <text:p>0,2491</text:p>
          </table:table-cell>
          <table:table-cell office:value-type="float" office:value="37730.16" calcext:value-type="float">
            <text:p>37730,16</text:p>
          </table:table-cell>
          <table:table-cell office:value-type="float" office:value="0" calcext:value-type="float">
            <text:p>0</text:p>
          </table:table-cell>
          <table:table-cell office:value-type="float" office:value="0.2538" calcext:value-type="float">
            <text:p>0,2538</text:p>
          </table:table-cell>
          <table:table-cell office:value-type="float" office:value="0.5029" calcext:value-type="float">
            <text:p>0,5029</text:p>
          </table:table-cell>
          <table:table-cell table:formula="of:=(([.L8]-[.D8])/[.D8])*100" office:value-type="float" office:value="-52.3949261643317" calcext:value-type="float">
            <text:p>-52,39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02" calcext:value-type="float">
            <text:p>131292,02</text:p>
          </table:table-cell>
          <table:table-cell office:value-type="float" office:value="0" calcext:value-type="float">
            <text:p>0</text:p>
          </table:table-cell>
          <table:table-cell office:value-type="float" office:value="71.6504" calcext:value-type="float">
            <text:p>71,6504</text:p>
          </table:table-cell>
          <table:table-cell office:value-type="float" office:value="0.826" calcext:value-type="float">
            <text:p>0,826</text:p>
          </table:table-cell>
          <table:table-cell office:value-type="float" office:value="131504.11" calcext:value-type="float">
            <text:p>131504,11</text:p>
          </table:table-cell>
          <table:table-cell office:value-type="float" office:value="0.16" calcext:value-type="float">
            <text:p>0,16</text:p>
          </table:table-cell>
          <table:table-cell office:value-type="float" office:value="0.2392" calcext:value-type="float">
            <text:p>0,2392</text:p>
          </table:table-cell>
          <table:table-cell office:value-type="float" office:value="131292.02" calcext:value-type="float">
            <text:p>131292,02</text:p>
          </table:table-cell>
          <table:table-cell office:value-type="float" office:value="0" calcext:value-type="float">
            <text:p>0</text:p>
          </table:table-cell>
          <table:table-cell office:value-type="float" office:value="0.6204" calcext:value-type="float">
            <text:p>0,6204</text:p>
          </table:table-cell>
          <table:table-cell office:value-type="float" office:value="0.8595" calcext:value-type="float">
            <text:p>0,8595</text:p>
          </table:table-cell>
          <table:table-cell table:formula="of:=(([.L9]-[.D9])/[.D9])*100" office:value-type="float" office:value="-98.8004253988813" calcext:value-type="float">
            <text:p>-98,80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51.78" calcext:value-type="float">
            <text:p>328951,78</text:p>
          </table:table-cell>
          <table:table-cell office:value-type="float" office:value="0.0001" calcext:value-type="float">
            <text:p>0,0001</text:p>
          </table:table-cell>
          <table:table-cell office:value-type="float" office:value="729.899" calcext:value-type="float">
            <text:p>729,899</text:p>
          </table:table-cell>
          <table:table-cell office:value-type="float" office:value="4.9455" calcext:value-type="float">
            <text:p>4,9455</text:p>
          </table:table-cell>
          <table:table-cell office:value-type="float" office:value="329888.42" calcext:value-type="float">
            <text:p>329888,42</text:p>
          </table:table-cell>
          <table:table-cell office:value-type="float" office:value="0.29" calcext:value-type="float">
            <text:p>0,29</text:p>
          </table:table-cell>
          <table:table-cell office:value-type="float" office:value="0.552" calcext:value-type="float">
            <text:p>0,552</text:p>
          </table:table-cell>
          <table:table-cell office:value-type="float" office:value="328928.75" calcext:value-type="float">
            <text:p>328928,75</text:p>
          </table:table-cell>
          <table:table-cell office:value-type="string" calcext:value-type="string">
            <text:p>&lt;0,01</text:p>
          </table:table-cell>
          <table:table-cell office:value-type="float" office:value="2.3615" calcext:value-type="float">
            <text:p>2,3615</text:p>
          </table:table-cell>
          <table:table-cell office:value-type="float" office:value="2.9135" calcext:value-type="float">
            <text:p>2,9135</text:p>
          </table:table-cell>
          <table:table-cell table:formula="of:=(([.L10]-[.D10])/[.D10])*100" office:value-type="float" office:value="-99.600835184046" calcext:value-type="float">
            <text:p>-99,60</text:p>
          </table:table-cell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table:style-name="ce1" office:value-type="float" office:value="646729.13" calcext:value-type="float">
            <text:p>646729,13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246.8114" calcext:value-type="float">
            <text:p>246,8114</text:p>
          </table:table-cell>
          <table:table-cell office:value-type="float" office:value="9.7236" calcext:value-type="float">
            <text:p>9,7236</text:p>
          </table:table-cell>
          <table:table-cell office:value-type="float" office:value="648427.7" calcext:value-type="float">
            <text:p>648427,7</text:p>
          </table:table-cell>
          <table:table-cell office:value-type="float" office:value="0.28" calcext:value-type="float">
            <text:p>0,28</text:p>
          </table:table-cell>
          <table:table-cell office:value-type="float" office:value="0.8836" calcext:value-type="float">
            <text:p>0,8836</text:p>
          </table:table-cell>
          <table:table-cell office:value-type="float" office:value="646694.6" calcext:value-type="float">
            <text:p>646694,6</text:p>
          </table:table-cell>
          <table:table-cell office:value-type="float" office:value="0.01" calcext:value-type="float">
            <text:p>0,01</text:p>
          </table:table-cell>
          <table:table-cell office:value-type="float" office:value="5.0224" calcext:value-type="float">
            <text:p>5,0224</text:p>
          </table:table-cell>
          <table:table-cell office:value-type="float" office:value="5.906" calcext:value-type="float">
            <text:p>5,906</text:p>
          </table:table-cell>
          <table:table-cell table:formula="of:=(([.L11]-[.D11])/[.D11])*100" office:value-type="float" office:value="-97.6070797378079" calcext:value-type="float">
            <text:p>-97,61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92748.34" calcext:value-type="float">
            <text:p>92748,34</text:p>
          </table:table-cell>
          <table:table-cell office:value-type="float" office:value="0.0003" calcext:value-type="float">
            <text:p>0,0003</text:p>
          </table:table-cell>
          <table:table-cell office:value-type="float" office:value="761.35" calcext:value-type="float">
            <text:p>761,35</text:p>
          </table:table-cell>
          <table:table-cell office:value-type="float" office:value="48.5876" calcext:value-type="float">
            <text:p>48,5876</text:p>
          </table:table-cell>
          <table:table-cell office:value-type="float" office:value="93219.46" calcext:value-type="float">
            <text:p>93219,46</text:p>
          </table:table-cell>
          <table:table-cell office:value-type="float" office:value="0.55" calcext:value-type="float">
            <text:p>0,55</text:p>
          </table:table-cell>
          <table:table-cell office:value-type="float" office:value="0.673" calcext:value-type="float">
            <text:p>0,673</text:p>
          </table:table-cell>
          <table:table-cell office:value-type="float" office:value="92718.2" calcext:value-type="float">
            <text:p>92718,2</text:p>
          </table:table-cell>
          <table:table-cell office:value-type="float" office:value="0.01" calcext:value-type="float">
            <text:p>0,01</text:p>
          </table:table-cell>
          <table:table-cell office:value-type="float" office:value="6.9414" calcext:value-type="float">
            <text:p>6,9414</text:p>
          </table:table-cell>
          <table:table-cell office:value-type="float" office:value="7.6144" calcext:value-type="float">
            <text:p>7,6144</text:p>
          </table:table-cell>
          <table:table-cell table:formula="of:=(([.L12]-[.D12])/[.D12])*100" office:value-type="float" office:value="-98.9998817889276" calcext:value-type="float">
            <text:p>-99,00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table:number-columns-repeated="3"/>
          <table:table-cell office:value-type="float" office:value="1528.0666" calcext:value-type="float">
            <text:p>1528,0666</text:p>
          </table:table-cell>
          <table:table-cell office:value-type="float" office:value="331866.38" calcext:value-type="float">
            <text:p>331866,38</text:p>
          </table:table-cell>
          <table:table-cell office:value-type="float" office:value="0.61" calcext:value-type="float">
            <text:p>0,61</text:p>
          </table:table-cell>
          <table:table-cell office:value-type="float" office:value="3.1343" calcext:value-type="float">
            <text:p>3,1343</text:p>
          </table:table-cell>
          <table:table-cell office:value-type="float" office:value="329886.96" calcext:value-type="float">
            <text:p>329886,96</text:p>
          </table:table-cell>
          <table:table-cell office:value-type="float" office:value="0.01" calcext:value-type="float">
            <text:p>0,01</text:p>
          </table:table-cell>
          <table:table-cell office:value-type="float" office:value="80.9443" calcext:value-type="float">
            <text:p>80,9443</text:p>
          </table:table-cell>
          <table:table-cell office:value-type="float" office:value="84.0786" calcext:value-type="float">
            <text:p>84,0786</text:p>
          </table:table-cell>
          <table:table-cell table:formula="of:=(([.L13]-[.D13])/[.D13])*100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/>
          <table:table-cell table:style-name="Default"/>
          <table:table-cell/>
          <table:table-cell office:value-type="float" office:value="5861.7879" calcext:value-type="float">
            <text:p>5861,7879</text:p>
          </table:table-cell>
          <table:table-cell table:style-name="ce49" office:value-type="float" office:value="811787.82" calcext:value-type="float">
            <text:p>811787,82</text:p>
          </table:table-cell>
          <table:table-cell office:value-type="float" office:value="0.44" calcext:value-type="float">
            <text:p>0,44</text:p>
          </table:table-cell>
          <table:table-cell office:value-type="float" office:value="28.3272" calcext:value-type="float">
            <text:p>28,3272</text:p>
          </table:table-cell>
          <table:table-cell office:value-type="float" office:value="808397.68" calcext:value-type="float">
            <text:p>808397,68</text:p>
          </table:table-cell>
          <table:table-cell office:value-type="float" office:value="0.02" calcext:value-type="float">
            <text:p>0,02</text:p>
          </table:table-cell>
          <table:table-cell office:value-type="float" office:value="387.5982" calcext:value-type="float">
            <text:p>387,5982</text:p>
          </table:table-cell>
          <table:table-cell office:value-type="float" office:value="415.9254" calcext:value-type="float">
            <text:p>415,9254</text:p>
          </table:table-cell>
          <table:table-cell table:formula="of:=(([.L14]-[.D14])/[.D14])*100" office:value-type="string" office:string-value="" calcext:value-type="error">
            <text:p>#DIV/0 !</text:p>
          </table:table-cell>
        </table:table-row>
        <table:table-row table:style-name="ro1">
          <table:table-cell table:style-name="ce40" office:value-type="string" calcext:value-type="string">
            <text:p>100-25</text:p>
          </table:table-cell>
          <table:table-cell/>
          <table:table-cell table:style-name="ce42"/>
          <table:table-cell table:style-name="ce46"/>
          <table:table-cell table:style-name="ce46" office:value-type="float" office:value="4390.2" calcext:value-type="float">
            <text:p>4390,2</text:p>
          </table:table-cell>
          <table:table-cell office:value-type="float" office:value="1598324.35" calcext:value-type="float">
            <text:p>1598324,35</text:p>
          </table:table-cell>
          <table:table-cell office:value-type="float" office:value="0.31" calcext:value-type="float">
            <text:p>0,31</text:p>
          </table:table-cell>
          <table:table-cell office:value-type="float" office:value="21.7284" calcext:value-type="float">
            <text:p>21,7284</text:p>
          </table:table-cell>
          <table:table-cell office:value-type="float" office:value="1593710.92" calcext:value-type="float">
            <text:p>1593710,92</text:p>
          </table:table-cell>
          <table:table-cell office:value-type="float" office:value="0.02" calcext:value-type="float">
            <text:p>0,02</text:p>
          </table:table-cell>
          <table:table-cell office:value-type="float" office:value="309.9473" calcext:value-type="float">
            <text:p>309,9473</text:p>
          </table:table-cell>
          <table:table-cell office:value-type="float" office:value="331.6757" calcext:value-type="float">
            <text:p>331,6757</text:p>
          </table:table-cell>
          <table:table-cell table:formula="of:=(([.L15]-[.D15])/[.D15])*100" office:value-type="string" office:string-value="" calcext:value-type="error">
            <text:p>#DIV/0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4:08:29.434583502</meta:creation-date>
    <dc:date>2023-11-29T13:16:49.158167751</dc:date>
    <meta:editing-duration>P6DT17H25M8S</meta:editing-duration>
    <meta:editing-cycles>35</meta:editing-cycles>
    <meta:generator>LibreOffice/7.3.7.2$Linux_X86_64 LibreOffice_project/30$Build-2</meta:generator>
    <meta:document-statistic meta:table-count="2" meta:cell-count="622" meta:object-count="0"/>
  </office:meta>
</office:document-meta>
</file>